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ize="10pt" fo:font-style="normal" officeooo:rsid="000d0ec7" officeooo:paragraph-rsid="000d0ec7" style:font-size-asian="10pt" style:font-style-asian="normal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officeooo:rsid="000d0ec7" officeooo:paragraph-rsid="000d0ec7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tyle="normal" fo:font-weight="bold" officeooo:rsid="000d0ec7" officeooo:paragraph-rsid="000d0ec7" style:font-style-asian="normal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d0ec7" officeooo:paragraph-rsid="000d0ec7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Heading_20_1">
      <style:text-properties fo:font-size="12pt" style:font-size-asian="12pt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Heading_20_3">
      <style:paragraph-properties style:snap-to-layout-grid="false"/>
      <style:text-properties fo:font-size="12pt" fo:font-style="normal" officeooo:rsid="000d0ec7" officeooo:paragraph-rsid="000d0ec7" style:font-size-asian="12pt" style:font-style-asian="normal"/>
    </style:style>
    <style:style style:name="T1" style:family="text">
      <style:text-properties officeooo:rsid="000dd3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2" text:outline-level="1">Actor</text:h>
          </table:table-cell>
          <table:table-cell table:style-name="Tabla1.B1" table:number-columns-spanned="4" office:value-type="string">
            <text:h text:style-name="P14" text:outline-level="3">Administrativ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1">0</text:span>4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5">Persona que trabaja en la agencia y realiza tareas de gest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5">Puede realizar más operaciones que un agente comer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5">Grupo A2_5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8">26/03/19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8">1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>Datos personales</text:p>
          </table:table-cell>
          <table:table-cell table:style-name="Tabla2.B3" office:value-type="string">
            <text:p text:style-name="P3">Nombre, DNI, código de administrativo (identificador)</text:p>
          </table:table-cell>
          <table:table-cell table:style-name="Tabla2.C3" office:value-type="string">
            <text:p text:style-name="P8">Lista de cadenas de caracteres</text:p>
          </table:table-cell>
        </table:table-row>
        <table:table-row table:style-name="Tabla2.2">
          <table:table-cell table:style-name="Tabla2.A4" office:value-type="string">
            <text:p text:style-name="P3">Oficina</text:p>
          </table:table-cell>
          <table:table-cell table:style-name="Tabla2.B4" office:value-type="string">
            <text:p text:style-name="P3">Código de la oficina en la que trabaja</text:p>
          </table:table-cell>
          <table:table-cell table:style-name="Tabla2.C4" office:value-type="string">
            <text:p text:style-name="P8">Cadena de caracteres</text:p>
          </table:table-cell>
        </table:table-row>
        <table:table-row table:style-name="Tabla2.2">
          <table:table-cell table:style-name="Tabla2.A4" office:value-type="string">
            <text:p text:style-name="P3">Sueldo</text:p>
          </table:table-cell>
          <table:table-cell table:style-name="Tabla2.B4" office:value-type="string">
            <text:p text:style-name="P3">Dinero que gana cada mes</text:p>
          </table:table-cell>
          <table:table-cell table:style-name="Tabla2.C4" office:value-type="string">
            <text:p text:style-name="P8">Número real</text:p>
          </table:table-cell>
        </table:table-row>
        <table:table-row table:style-name="Tabla2.2">
          <table:table-cell table:style-name="Tabla2.A6" office:value-type="string">
            <text:p text:style-name="P6"/>
          </table:table-cell>
          <table:table-cell table:style-name="Tabla2.B6" office:value-type="string">
            <text:p text:style-name="P6"/>
          </table:table-cell>
          <table:table-cell table:style-name="Tabla2.C6" office:value-type="string">
            <text:p text:style-name="P6"/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10"/>
          </table:table-cell>
        </table:table-row>
      </table:table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49:00</meta:creation-date>
    <dc:date>2019-03-31T20:41:56.622335282</dc:date>
    <meta:editing-cycles>7</meta:editing-cycles>
    <meta:editing-duration>PT12M7S</meta:editing-duration>
    <meta:generator>LibreOffice/6.2.2.2$Linux_X86_64 LibreOffice_project/5daaa0e719eb4f073b63de04e0910785ad81fe7a</meta:generator>
    <meta:document-statistic meta:table-count="3" meta:image-count="0" meta:object-count="0" meta:page-count="1" meta:paragraph-count="29" meta:word-count="71" meta:character-count="469" meta:non-whitespace-character-count="427"/>
  </office:meta>
</office:document-meta>
</file>